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</office:automatic-styles>
  <office:body>
    <office:text text:use-soft-page-breaks="true">
      <text:p text:style-name="P1">Name: Moritz Schneider</text:p>
      <text:p text:style-name="P2">Gender: Male</text:p>
      <text:p text:style-name="Standard">Age: 25</text:p>
      <text:p text:style-name="Standard">Moritz is a<text:s/>paramedic with<text:s/>all his heart and if he is not working, his second love is soccer.<text:s/>Moritz<text:s/>likes to go to Festivals or Rock concerts with his Friends. He is living in a commune<text:s/>with 3 other guys. They’re doing many activities together.</text:p>
      <text:p text:style-name="Standard">Key characteristics:</text:p>
      <text:list text:style-name="LFO1" text:continue-numbering="true">
        <text:list-item>
          <text:p text:style-name="P3">Likes to go on trips with his friends</text:p>
        </text:list-item>
        <text:list-item>
          <text:p text:style-name="P4">Do different Activities with different Friend groups (work, soccer, flatmates, …)</text:p>
        </text:list-item>
      </text:list>
      <text:p text:style-name="Standard">Goals for the app:</text:p>
      <text:list text:style-name="LFO1" text:continue-numbering="true">
        <text:list-item>
          <text:p text:style-name="P5">Don’t need to do after the short Trips all the Math</text:p>
        </text:list-item>
        <text:list-item>
          <text:p text:style-name="P6">No need to do Excel sheets anymore</text:p>
        </text:list-item>
        <text:list-item>
          <text:p text:style-name="P7">Easy App handling</text:p>
        </text:list-item>
      </text:list>
      <text:p text:style-name="Standard">Use case scenario: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line-height="105%"/>
      <style:text-properties fo:language="en" fo:country="GB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na Schulze</meta:initial-creator>
    <dc:creator>Hanna</dc:creator>
    <meta:creation-date>2018-12-13T09:04:00Z</meta:creation-date>
    <dc:date>2018-12-13T17:10:00Z</dc:date>
    <meta:template xlink:href="Normal" xlink:type="simple"/>
    <meta:editing-cycles>3</meta:editing-cycles>
    <meta:editing-duration>PT0S</meta:editing-duration>
    <meta:document-statistic meta:page-count="1" meta:paragraph-count="1" meta:word-count="78" meta:character-count="575" meta:row-count="4" meta:non-whitespace-character-count="498"/>
  </office:meta>
</office:document-meta>
</file>